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ornaföl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áll Guðbrandsson</text:p>
            <text:p>Sindri Snær Hjaltalín</text:p>
            <text:p>Eyþór Páll Stefánss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Sinus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osinus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user-transformed="true">
          <draw:text-box>
            <text:p>Tangens &amp; Cotangen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Thomas Finch</text:p>
              </text:list-item>
              <text:list-item>
                <text:p>1538</text:p>
              </text:list-item>
              <text:list-item>
                <text:p>Mót hor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Uppruni hornafalla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Fyrsta notkunn</text:p>
              </text:list-item>
              <text:list-item>
                <text:p>Hippacrus Niceru</text:p>
              </text:list-item>
              <text:list-item>
                <text:p>Ptolemy</text:p>
              </text:list-item>
              <text:list-item>
                <text:p>Gupa veldið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<text:span text:style-name="T1">Þrátt fyrir að fyrsta notkunn hornafalla megi rekja aftur til fornaldar eru flest hornaföll sem notuð eru í dag þróuð á miðöldum.</text:span></text:p>
              <text:p><text:span text:style-name="T1">aðgerðin var uppgvötuð af Hippacrus af Niceru(180-125 fyrir krist) og Ptolemy af Rómversku Egyptalandi(90-165). Hægt er að rekja sinus og cosinus til jyā og koti-jyā sem á rætur í indlandi til Gupra Veldisins. Orðin, sinus og cosinus má rekja til þýðingu orðana úr Sanskrit til arabísku og svo úr arabísku yfir á latnesku.</text:span></text:p>
            </draw:text-box>
          </draw:frame>
        </presentation:notes>
      </draw:page>
      <draw:page draw:name="page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Heimildi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omplementi tangen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" style:font-family-generic-asian="roman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O-Normal" style:family="graphic">
      <style:paragraph-properties style:text-autospace="none" style:writing-mode="lr-tb"/>
      <style:text-properties style:use-window-font-color="true" fo:language="en" fo:country="US" style:letter-kerning="true" style:font-name-asian="F" style:font-family-generic-asian="roman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20:12:58.700365373</meta:creation-date>
    <meta:generator>LibreOffice/5.0.5.2$Linux_X86_64 LibreOffice_project/00m0$Build-2</meta:generator>
    <dc:date>2016-03-10T20:34:02.794114793</dc:date>
    <meta:editing-duration>PT21M4S</meta:editing-duration>
    <meta:editing-cycles>1</meta:editing-cycles>
    <meta:document-statistic meta:object-count="49"/>
  </office:meta>
</office:document-meta>
</file>